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UnitTestSamplerGui.clearMethodComb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SamplerGui.getMethodNames( Method [ ] met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SamplerGui.configureMethodComb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UnitTest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SamplerGui.actionPerformed( Actio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SamplerGui.configure( TestElement 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UnitTest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SamplerGui.getMethods( Object obj , List 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UnitTestSamplerGui.ini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UnitTest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SamplerGui.showError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SamplerGui.instantiate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itTestSamplerGui.filterClasses( Class [ ] cl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SamplerGui.stateChanged( 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estSamplerGui.createClassPane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UnitTestSamplerGui.modifyTestElement( TestElement 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UnitTestSamplerGui.JUnitTest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